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38.04pt"/>
    </style:style>
    <style:style style:name="co8" style:family="table-column">
      <style:table-column-properties fo:break-before="auto" style:column-width="100.6pt"/>
    </style:style>
    <style:style style:name="co9" style:family="table-column">
      <style:table-column-properties fo:break-before="auto" style:column-width="28.01pt"/>
    </style:style>
    <style:style style:name="co10" style:family="table-column">
      <style:table-column-properties fo:break-before="auto" style:column-width="86.71pt"/>
    </style:style>
    <style:style style:name="co11" style:family="table-column">
      <style:table-column-properties fo:break-before="auto" style:column-width="66.61pt"/>
    </style:style>
    <style:style style:name="co12" style:family="table-column">
      <style:table-column-properties fo:break-before="auto" style:column-width="69.7pt"/>
    </style:style>
    <style:style style:name="co13" style:family="table-column">
      <style:table-column-properties fo:break-before="auto" style:column-width="63.5pt"/>
    </style:style>
    <style:style style:name="co14" style:family="table-column">
      <style:table-column-properties fo:break-before="auto" style:column-width="60.46pt"/>
    </style:style>
    <style:style style:name="co15" style:family="table-column">
      <style:table-column-properties fo:break-before="auto" style:column-width="75.09pt"/>
    </style:style>
    <style:style style:name="co16" style:family="table-column">
      <style:table-column-properties fo:break-before="auto" style:column-width="150.35pt"/>
    </style:style>
    <style:style style:name="co17" style:family="table-column">
      <style:table-column-properties fo:break-before="auto" style:column-width="59.64pt"/>
    </style:style>
    <style:style style:name="co18" style:family="table-column">
      <style:table-column-properties fo:break-before="auto" style:column-width="71.26pt"/>
    </style:style>
    <style:style style:name="co19" style:family="table-column">
      <style:table-column-properties fo:break-before="auto" style:column-width="146.89pt"/>
    </style:style>
    <style:style style:name="co20" style:family="table-column">
      <style:table-column-properties fo:break-before="auto" style:column-width="140.71pt"/>
    </style:style>
    <style:style style:name="co21" style:family="table-column">
      <style:table-column-properties fo:break-before="auto" style:column-width="70.44pt"/>
    </style:style>
    <style:style style:name="co22" style:family="table-column">
      <style:table-column-properties fo:break-before="auto" style:column-width="85.89pt"/>
    </style:style>
    <style:style style:name="co23" style:family="table-column">
      <style:table-column-properties fo:break-before="auto" style:column-width="103.66pt"/>
    </style:style>
    <style:style style:name="co24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126.79pt"/>
    </style:style>
    <style:style style:name="co26" style:family="table-column">
      <style:table-column-properties fo:break-before="auto" style:column-width="158.46pt"/>
    </style:style>
    <style:style style:name="co27" style:family="table-column">
      <style:table-column-properties fo:break-before="auto" style:column-width="124.5pt"/>
    </style:style>
    <style:style style:name="co28" style:family="table-column">
      <style:table-column-properties fo:break-before="auto" style:column-width="137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89c765"/>
    </style:style>
  </office:automatic-styles>
  <office:body>
    <office:spreadsheet>
      <table:calculation-settings table:automatic-find-labels="false" table:use-regular-expressions="false" table:use-wildcards="true"/>
      <table:table table:name="test_dfs_kiz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ce2"/>
        <table:table-column table:style-name="co24" table:number-columns-repeated="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ce1"/>
        <table:table-column table:style-name="co20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head</text:p>
          </table:table-cell>
          <table:table-cell office:value-type="string" calcext:value-type="string">
            <text:p>hhtyp</text:p>
          </table:table-cell>
          <table:table-cell office:value-type="string" calcext:value-type="string">
            <text:p>hh_korr</text:p>
          </table:table-cell>
          <table:table-cell office:value-type="string" calcext:value-type="string">
            <text:p>hhsize</text:p>
          </table:table-cell>
          <table:table-cell table:style-name="Default" office:value-type="string" calcext:value-type="string">
            <text:p>kind</text:p>
          </table:table-cell>
          <table:table-cell table:style-name="Default" office:value-type="string" calcext:value-type="string">
            <text:p>kindergeld_anspruch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arbeitsstunden_w</text:p>
          </table:table-cell>
          <table:table-cell office:value-type="string" calcext:value-type="string">
            <text:p>bruttolohn_m</text:p>
          </table:table-cell>
          <table:table-cell table:style-name="Default" office:value-type="string" calcext:value-type="string">
            <text:p>in_ausbildung</text:p>
          </table:table-cell>
          <table:table-cell office:value-type="string" calcext:value-type="string">
            <text:p>kaltmiete_m</text:p>
          </table:table-cell>
          <table:table-cell office:value-type="string" calcext:value-type="string">
            <text:p>heizkost_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alleinerziehenden_mehrbedarf</text:p>
          </table:table-cell>
          <table:table-cell office:value-type="string" calcext:value-type="string">
            <text:p>anz_erw_tu</text:p>
          </table:table-cell>
          <table:table-cell office:value-type="string" calcext:value-type="string">
            <text:p>anz_kinder_tu</text:p>
          </table:table-cell>
          <table:table-cell office:value-type="string" calcext:value-type="string">
            <text:p>_arbeitsl_geld_2_brutto_eink_hh</text:p>
          </table:table-cell>
          <table:table-cell office:value-type="string" calcext:value-type="string">
            <text:p>arbeitsl_geld_2_eink_hh</text:p>
          </table:table-cell>
          <table:table-cell office:value-type="string" calcext:value-type="string">
            <text:p>kindergeld_m_hh</text:p>
          </table:table-cell>
          <table:table-cell office:value-type="string" calcext:value-type="string">
            <text:p>unterhaltsvors_m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kinderzuschlag_temp</text:p>
          </table:table-cell>
          <table:table-cell table:number-columns-repeated="3"/>
          <table:table-cell office:value-type="string" calcext:value-type="string">
            <text:p>kinderzuschlag_eink_regel</text:p>
          </table:table-cell>
          <table:table-cell office:value-type="string" calcext:value-type="string">
            <text:p>kinderzuschlag_kosten_unterk_m</text:p>
          </table:table-cell>
          <table:table-cell/>
          <table:table-cell office:value-type="string" calcext:value-type="string">
            <text:p>kinderzuschlag_eink_regel</text:p>
          </table:table-cell>
          <table:table-cell office:value-type="string" calcext:value-type="string">
            <text:p>kinderzuschlag_eink_max</text:p>
          </table:table-cell>
          <table:table-cell table:style-name="Default" office:value-type="string" calcext:value-type="string">
            <text:p>kinderzuschlag_eink_spanne</text:p>
          </table:table-cell>
          <table:table-cell office:value-type="string" calcext:value-type="string">
            <text:p>kinderzuschlag_eink_anrechn</text:p>
          </table:table-cell>
          <table:table-cell office:value-type="string" calcext:value-type="string">
            <text:p>kinderzuschlag_temp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/>
          <table:table-cell table:style-name="Default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/>
          <table:table-cell table:style-name="Default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6.65" calcext:value-type="float">
            <text:p>216.65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1.1" calcext:value-type="float">
            <text:p>601.1</text:p>
          </table:table-cell>
          <table:table-cell/>
          <table:table-cell table:formula="of:=[.AC9]+[.AD9]" office:value-type="float" office:value="1209.5" calcext:value-type="float">
            <text:p>1209.5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table:formula="of:=([.U9]-[.AF9])*0.7" office:value-type="float" office:value="203.35" calcext:value-type="float">
            <text:p>203.35</text:p>
          </table:table-cell>
          <table:table-cell table:formula="of:=3*140-[.AI9]" office:value-type="float" office:value="216.65" calcext:value-type="float">
            <text:p>216.6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6.65" calcext:value-type="float">
            <text:p>216.65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1.1" calcext:value-type="float">
            <text:p>601.1</text:p>
          </table:table-cell>
          <table:table-cell/>
          <table:table-cell table:formula="of:=[.AC10]+[.AD10]" office:value-type="float" office:value="1209.5" calcext:value-type="float">
            <text:p>1209.5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table:formula="of:=([.U10]-[.AF10])*0.7" office:value-type="float" office:value="203.35" calcext:value-type="float">
            <text:p>203.35</text:p>
          </table:table-cell>
          <table:table-cell table:formula="of:=3*140-[.AI10]" office:value-type="float" office:value="216.65" calcext:value-type="float">
            <text:p>216.6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6.65" calcext:value-type="float">
            <text:p>216.65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1.1" calcext:value-type="float">
            <text:p>601.1</text:p>
          </table:table-cell>
          <table:table-cell/>
          <table:table-cell table:formula="of:=[.AC11]+[.AD11]" office:value-type="float" office:value="1209.5" calcext:value-type="float">
            <text:p>1209.5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table:formula="of:=([.U11]-[.AF11])*0.7" office:value-type="float" office:value="203.35" calcext:value-type="float">
            <text:p>203.35</text:p>
          </table:table-cell>
          <table:table-cell table:formula="of:=3*140-[.AI11]" office:value-type="float" office:value="216.65" calcext:value-type="float">
            <text:p>216.6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6.65" calcext:value-type="float">
            <text:p>216.65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1.1" calcext:value-type="float">
            <text:p>601.1</text:p>
          </table:table-cell>
          <table:table-cell/>
          <table:table-cell table:formula="of:=[.AC12]+[.AD12]" office:value-type="float" office:value="1209.5" calcext:value-type="float">
            <text:p>1209.5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table:formula="of:=([.U12]-[.AF12])*0.7" office:value-type="float" office:value="203.35" calcext:value-type="float">
            <text:p>203.35</text:p>
          </table:table-cell>
          <table:table-cell table:formula="of:=3*140-[.AI12]" office:value-type="float" office:value="216.65" calcext:value-type="float">
            <text:p>216.6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216.65" calcext:value-type="float">
            <text:p>216.65</text:p>
          </table:table-cell>
          <table:table-cell table:number-columns-repeated="3"/>
          <table:table-cell office:value-type="float" office:value="608.4" calcext:value-type="float">
            <text:p>608.4</text:p>
          </table:table-cell>
          <table:table-cell office:value-type="float" office:value="601.1" calcext:value-type="float">
            <text:p>601.1</text:p>
          </table:table-cell>
          <table:table-cell/>
          <table:table-cell table:formula="of:=[.AC13]+[.AD13]" office:value-type="float" office:value="1209.5" calcext:value-type="float">
            <text:p>1209.5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UE</text:p>
          </table:table-cell>
          <table:table-cell table:formula="of:=([.U13]-[.AF13])*0.7" office:value-type="float" office:value="203.35" calcext:value-type="float">
            <text:p>203.35</text:p>
          </table:table-cell>
          <table:table-cell table:formula="of:=3*140-[.AI13]" office:value-type="float" office:value="216.65" calcext:value-type="float">
            <text:p>216.6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/>
          <table:table-cell table:style-name="Default"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/>
          <table:table-cell table:style-name="Default"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/>
          <table:table-cell table:style-name="Default"/>
          <table:table-cell office:value-type="float" office:value="352.5" calcext:value-type="float">
            <text:p>35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194" calcext:value-type="float">
            <text:p>194</text:p>
          </table:table-cell>
          <table:table-cell office:value-type="float" office:value="160" calcext:value-type="float">
            <text:p>160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644" calcext:value-type="float">
            <text:p>644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float" office:value="665.28" calcext:value-type="float">
            <text:p>665.28</text:p>
          </table:table-cell>
          <table:table-cell/>
          <table:table-cell office:value-type="float" office:value="1393.28" calcext:value-type="float">
            <text:p>1393.28</text:p>
          </table:table-cell>
          <table:table-cell office:value-type="float" office:value="1563.3" calcext:value-type="float">
            <text:p>1563.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17.5" calcext:value-type="float">
            <text:p>117.5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19" calcext:value-type="float">
            <text:p>719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float" office:value="117.5" calcext:value-type="float">
            <text:p>117.5</text:p>
          </table:table-cell>
          <table:table-cell table:number-columns-repeated="3"/>
          <table:table-cell office:value-type="float" office:value="488.24" calcext:value-type="float">
            <text:p>488.24</text:p>
          </table:table-cell>
          <table:table-cell office:value-type="float" office:value="364.32" calcext:value-type="float">
            <text:p>364.32</text:p>
          </table:table-cell>
          <table:table-cell/>
          <table:table-cell office:value-type="float" office:value="852.56" calcext:value-type="float">
            <text:p>852.56</text:p>
          </table:table-cell>
          <table:table-cell office:value-type="float" office:value="992.6" calcext:value-type="float">
            <text:p>992.6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office:value-type="float" office:value="633.41" calcext:value-type="float">
            <text:p>633.41</text:p>
          </table:table-cell>
          <table:table-cell/>
          <table:table-cell office:value-type="float" office:value="992.41" calcext:value-type="float">
            <text:p>992.41</text:p>
          </table:table-cell>
          <table:table-cell office:value-type="float" office:value="1272.4" calcext:value-type="float">
            <text:p>1272.4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 style:data-style-name="N2" text:time-value="13:03:43.6752556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31T13:04:45.958251620</dc:date>
    <meta:editing-duration>PT15M59S</meta:editing-duration>
    <meta:editing-cycles>7</meta:editing-cycles>
    <meta:generator>LibreOffice/6.0.7.3$Linux_X86_64 LibreOffice_project/00m0$Build-3</meta:generator>
    <meta:document-statistic meta:table-count="1" meta:cell-count="845" meta:object-count="0"/>
  </office:meta>
</office:document-meta>
</file>